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ase-control 0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tient ID</text:p>
          </table:table-cell>
          <table:table-cell office:value-type="string" calcext:value-type="string">
            <text:p>Skin rash</text:p>
          </table:table-cell>
          <table:table-cell office:value-type="string" calcext:value-type="string">
            <text:p>Gloves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</table:table>
      <table:table table:name="Logit_dat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tient ID</text:p>
          </table:table-cell>
          <table:table-cell table:style-name="Default" office:value-type="string" calcext:value-type="string">
            <text:p>Skin rash</text:p>
          </table:table-cell>
          <table:table-cell office:value-type="string" calcext:value-type="string">
            <text:p>Latex_glov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ge.below.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MM_data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Patient ID</text:p>
          </table:table-cell>
          <table:table-cell table:style-name="Default" office:value-type="string" calcext:value-type="string">
            <text:p>Athlete.foot</text:p>
          </table:table-cell>
          <table:table-cell office:value-type="string" calcext:value-type="string">
            <text:p>Group.sports</text:p>
          </table:table-cell>
          <table:table-cell table:style-name="Default" office:value-type="string" calcext:value-type="string">
            <text:p>Female</text:p>
          </table:table-cell>
          <table:table-cell office:value-type="string" calcext:value-type="string">
            <text:p>Age.below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Case-control 01'.B2:'Case-control 01'.D801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Logit_data.B2:Logit_data.D801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EMM_data.B2:EMM_data.D80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2:16:19.946279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 Pina Martins</meta:initial-creator>
    <meta:creation-date>2021-03-14T00:17:23.621945299</meta:creation-date>
    <dc:date>2021-03-30T03:11:45.960980411</dc:date>
    <dc:creator>Francisco Pina Martins</dc:creator>
    <meta:editing-duration>PT1H14M19S</meta:editing-duration>
    <meta:editing-cycles>20</meta:editing-cycles>
    <meta:generator>LibreOffice/7.1.1.2$Linux_X86_64 LibreOffice_project/10$Build-2</meta:generator>
    <meta:document-statistic meta:table-count="3" meta:cell-count="10413" meta:object-count="0"/>
  </office:meta>
</office:document-meta>
</file>